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75f1" officeooo:paragraph-rsid="001575f1"/>
    </style:style>
    <style:style style:name="P2" style:family="paragraph" style:parent-style-name="Standard">
      <style:text-properties officeooo:paragraph-rsid="0017d9de"/>
    </style:style>
    <style:style style:name="P3" style:family="paragraph" style:parent-style-name="Standard">
      <style:paragraph-properties fo:text-align="center" style:justify-single-word="false"/>
      <style:text-properties officeooo:paragraph-rsid="0017d9de"/>
    </style:style>
    <style:style style:name="P4" style:family="paragraph" style:parent-style-name="Standard">
      <style:paragraph-properties fo:text-align="start" style:justify-single-word="false"/>
      <style:text-properties officeooo:paragraph-rsid="0017d9de"/>
    </style:style>
    <style:style style:name="P5" style:family="paragraph" style:parent-style-name="Standard">
      <style:text-properties fo:font-style="italic" officeooo:paragraph-rsid="00186321" style:font-style-asian="italic" style:font-style-complex="italic"/>
    </style:style>
    <style:style style:name="T1" style:family="text">
      <style:text-properties officeooo:rsid="0016db95"/>
    </style:style>
    <style:style style:name="T2" style:family="text">
      <style:text-properties officeooo:rsid="0017d9de"/>
    </style:style>
    <style:style style:name="T3" style:family="text">
      <style:text-properties officeooo:rsid="00186321"/>
    </style:style>
    <style:style style:name="T4" style:family="text">
      <style:text-properties fo:font-style="italic" officeooo:rsid="00186321" style:font-style-asian="italic" style:font-style-complex="italic"/>
    </style:style>
    <style:style style:name="T5" style:family="text">
      <style:text-properties fo:font-style="italic" style:text-underline-style="solid" style:text-underline-width="auto" style:text-underline-color="font-color" officeooo:rsid="00186321" style:font-style-asian="italic" style:font-style-complex="italic"/>
    </style:style>
    <style:style style:name="T6" style:family="text">
      <style:text-properties fo:font-style="italic" style:text-underline-style="none" officeooo:rsid="00186321" style:font-style-asian="italic" style:font-style-complex="italic"/>
    </style:style>
    <style:style style:name="T7" style:family="text">
      <style:text-properties fo:font-style="normal" officeooo:rsid="00186321"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evor Bramwell</text:p>
      <text:p text:style-name="P1">COMM218 – Interpersonal Communication</text:p>
      <text:p text:style-name="P1">May 16, 2013</text:p>
      <text:p text:style-name="P1">Imran Haider</text:p>
      <text:p text:style-name="Standard"/>
      <text:p text:style-name="P3"><text:span text:style-name="T2">The Stages of My Relationship</text:span></text:p>
      <text:p text:style-name="P3"><text:span text:style-name="T2"/></text:p>
      <text:p text:style-name="P4"><text:span text:style-name="T2">Relationships follow a documented escalation pattern. This pattern is initiation, experimentation, intensification, integration, and finally bonding. In this paper I will elaborate on each stage and give examples from my <text:s/>personal relationship with my girlfriend Ashlee.</text:span></text:p>
      <text:p text:style-name="P4"><text:span text:style-name="T2"/></text:p>
      <text:p text:style-name="P4"><text:span text:style-name="T2">INITIATION</text:span></text:p>
      <text:p text:style-name="P4"><text:span text:style-name="T2">The initiation phase of a relationship can last upwards to a day, though I would argue it can last indefinitely. This part of a relationship involves small talk, social niceties, and other </text:span><text:span text:style-name="T3">formalities, that help people conquer </text:span><text:span text:style-name="T4">uncertainty avoidance</text:span><text:span text:style-name="T3">, the anxiety and act to avoid things we don't understand, and increase </text:span><text:span text:style-name="T4">uncertainty reduction</text:span><text:span text:style-name="T7">. </text:span><text:span text:style-name="T3"><text:s/></text:span><text:span text:style-name="T2">Every dance class I have had, I have met upwards of 20 people each term in college. Only a very few of those have I continued to have a relationship with. </text:span></text:p>
      <text:p text:style-name="P4"><text:span text:style-name="T2">I first met my girlfriend Ashlee in Lindy Hop I; a dance class. </text:span></text:p>
      <text:p text:style-name="Standard"><text:span text:style-name="T1"/></text:p>
      <text:p text:style-name="P2"><text:span text:style-name="T2">EXPERIMENTATION</text:span></text:p>
      <text:p text:style-name="P2"><text:span text:style-name="T2"/></text:p>
      <text:p text:style-name="P2"><text:span text:style-name="T2">INTESIFYING</text:span></text:p>
      <text:p text:style-name="P2"><text:span text:style-name="T2"/></text:p>
      <text:p text:style-name="P2"><text:span text:style-name="T2">INTEGRATION</text:span></text:p>
      <text:p text:style-name="P2"><text:span text:style-name="T2"/></text:p>
      <text:p text:style-name="P2"><text:span text:style-name="T2">BONDING</text:span></text:p>
      <text:p text:style-name="Standard"><text:span text:style-name="T1"/></text:p>
      <text:p text:style-name="Standard"><text:span text:style-name="T1"/></text:p>
      <text:p text:style-name="Standard"><text:span text:style-name="T1"/></text:p>
      <text:p text:style-name="P5"><text:span text:style-name="T3">Uncertainty Reduction Theory</text:span></text:p>
      <text:p text:style-name="P5"><text:span text:style-name="T7">- passive</text:span></text:p>
      <text:p text:style-name="P5"><text:span text:style-name="T7">- active</text:span></text:p>
      <text:p text:style-name="P5"><text:span text:style-name="T7">- interactive</text:span></text:p>
      <text:p text:style-name="Standard"><text:span text:style-name="T1"/></text:p>
      <text:p text:style-name="Standard"><text:span text:style-name="T1"/></text:p>
      <text:p text:style-name="Standard"><text:span text:style-name="T1"/></text:p>
      <text:p text:style-name="Standard"><text:span text:style-name="T1">Recount a pass experience and how it relates to multiple interpersonal communication concepts. Assume your reader knows nothing about the textbook concepts.</text:span></text:p>
      <text:p text:style-name="Standard"><text:span text:style-name="T1"/></text:p>
      <text:p text:style-name="Standard"><text:span text:style-name="T2"/></text:p>
      <text:p text:style-name="Standard"><text:span text:style-name="T1"/></text:p>
      <text:p text:style-name="Standard"><text:line-break/>Or I could write about the relationship theories or stages and how those might incorporate in my life at some point.<text:line-break/><text:line-break/>Definitely make sure you give me the details that matter the most. Like in my example, I would for sure mention that the person helping me, did not mutter one word verbally, and also slapped money on the counter when he gave me my change. THESE are important details when talking about impersonal communication or somebody not adapting to the interaction, being treated like an object instead of a <text:soft-page-break/>person. This experience could also work with dozens of other concepts we'll discuss later on in this class. Don't forget to explain to me what the concept or theory you are using means, and I always prefer you use your own WORDS and prove to me your understanding! You need to prove to me you can locate information through your book and explain how it works in your experience.<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6T18:38:29</meta:creation-date>
    <dc:date>2013-05-17T01:18:10</dc:date>
    <meta:editing-duration>PT4H54M3S</meta:editing-duration>
    <meta:editing-cycles>4</meta:editing-cycles>
    <meta:generator>LibreOffice/4.0.3.3$Linux_X86_64 LibreOffice_project/400m0$Build-3</meta:generator>
    <meta:document-statistic meta:table-count="0" meta:image-count="0" meta:object-count="0" meta:page-count="2" meta:paragraph-count="19" meta:word-count="343" meta:character-count="2103" meta:non-whitespace-character-count="1770"/>
  </office:meta>
</office:document-meta>
</file>